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99c0" officeooo:paragraph-rsid="003332bc"/>
    </style:style>
    <style:style style:name="P2" style:family="paragraph" style:parent-style-name="Standard">
      <style:text-properties fo:language="en" fo:country="GB" officeooo:rsid="001999c0" officeooo:paragraph-rsid="001999c0"/>
    </style:style>
    <style:style style:name="P3" style:family="paragraph" style:parent-style-name="Standard">
      <style:text-properties fo:language="en" fo:country="GB" officeooo:rsid="001999c0" officeooo:paragraph-rsid="0023d051"/>
    </style:style>
    <style:style style:name="P4" style:family="paragraph" style:parent-style-name="Standard">
      <style:text-properties fo:language="en" fo:country="GB" officeooo:rsid="00208380" officeooo:paragraph-rsid="00208380"/>
    </style:style>
    <style:style style:name="P5" style:family="paragraph" style:parent-style-name="Standard">
      <style:text-properties fo:language="en" fo:country="GB" fo:font-style="italic" officeooo:rsid="00208380" officeooo:paragraph-rsid="00208380" style:font-style-asian="italic" style:font-style-complex="italic"/>
    </style:style>
    <style:style style:name="P6" style:family="paragraph" style:parent-style-name="Standard">
      <style:text-properties fo:language="en" fo:country="GB" officeooo:rsid="00242194" officeooo:paragraph-rsid="00242194"/>
    </style:style>
    <style:style style:name="P7" style:family="paragraph" style:parent-style-name="Standard">
      <style:text-properties fo:language="en" fo:country="GB" officeooo:rsid="001c4b90" officeooo:paragraph-rsid="001c4b90"/>
    </style:style>
    <style:style style:name="P8" style:family="paragraph" style:parent-style-name="Standard">
      <style:text-properties fo:language="en" fo:country="GB" officeooo:rsid="001db573" officeooo:paragraph-rsid="001db573"/>
    </style:style>
    <style:style style:name="P9" style:family="paragraph" style:parent-style-name="Standard">
      <style:paragraph-properties fo:margin-left="0cm" fo:margin-right="0cm" fo:text-indent="0cm" style:auto-text-indent="false"/>
      <style:text-properties fo:language="en" fo:country="GB" officeooo:rsid="001ad7bd" officeooo:paragraph-rsid="001ad7bd"/>
    </style:style>
    <style:style style:name="P10" style:family="paragraph" style:parent-style-name="Text_20_body" style:list-style-name="">
      <style:paragraph-properties fo:margin-left="0cm" fo:margin-right="0cm" fo:margin-top="0cm" fo:margin-bottom="0cm" style:contextual-spacing="false" fo:text-indent="0cm" style:auto-text-indent="false"/>
      <style:text-properties fo:language="en" fo:country="GB" officeooo:paragraph-rsid="002dfeb0"/>
    </style:style>
    <style:style style:name="P11" style:family="paragraph" style:parent-style-name="Text_20_body" style:list-style-name="">
      <style:paragraph-properties fo:margin-left="0cm" fo:margin-right="0cm" fo:margin-top="0cm" fo:margin-bottom="0cm" style:contextual-spacing="false" fo:text-indent="0cm" style:auto-text-indent="false"/>
      <style:text-properties fo:language="en" fo:country="GB" officeooo:rsid="0035f926" officeooo:paragraph-rsid="002dfeb0"/>
    </style:style>
    <style:style style:name="P12" style:family="paragraph" style:parent-style-name="Text_20_body" style:list-style-name="">
      <style:paragraph-properties fo:margin-left="0cm" fo:margin-right="0cm" fo:margin-top="0cm" fo:margin-bottom="0cm" style:contextual-spacing="false" fo:text-indent="0cm" style:auto-text-indent="false"/>
      <style:text-properties fo:language="en" fo:country="GB" officeooo:rsid="0035f926" officeooo:paragraph-rsid="0035f926"/>
    </style:style>
    <style:style style:name="P13" style:family="paragraph" style:parent-style-name="Text_20_body" style:list-style-name="">
      <style:paragraph-properties fo:margin-left="0cm" fo:margin-right="0cm" fo:margin-top="0cm" fo:margin-bottom="0cm" style:contextual-spacing="false" fo:text-indent="0cm" style:auto-text-indent="false"/>
      <style:text-properties fo:language="en" fo:country="GB" officeooo:rsid="00377849" officeooo:paragraph-rsid="00377849"/>
    </style:style>
    <style:style style:name="P14" style:family="paragraph" style:parent-style-name="Text_20_body" style:list-style-name="" style:master-page-name="">
      <style:paragraph-properties fo:margin-left="0cm" fo:margin-right="0cm" fo:margin-top="0cm" fo:margin-bottom="0cm" style:contextual-spacing="false" fo:text-indent="0cm" style:auto-text-indent="false" style:page-number="auto"/>
      <style:text-properties fo:language="en" fo:country="GB" officeooo:paragraph-rsid="00298d58"/>
    </style:style>
    <style:style style:name="P15" style:family="paragraph" style:parent-style-name="Heading_20_2">
      <style:text-properties fo:language="en" fo:country="GB"/>
    </style:style>
    <style:style style:name="P16" style:family="paragraph" style:parent-style-name="Heading_20_2" style:master-page-name="">
      <style:paragraph-properties fo:margin-left="0cm" fo:margin-right="0cm" fo:margin-top="0.353cm" fo:margin-bottom="0.212cm" style:contextual-spacing="false" fo:text-indent="0cm" style:auto-text-indent="false" style:page-number="auto" fo:keep-with-next="always"/>
      <style:text-properties fo:language="en" fo:country="GB" officeooo:paragraph-rsid="00298d58"/>
    </style:style>
    <style:style style:name="P17" style:family="paragraph" style:parent-style-name="Heading_20_2" style:master-page-name="">
      <style:paragraph-properties fo:margin-left="0cm" fo:margin-right="0cm" fo:text-indent="0cm" style:auto-text-indent="false" style:page-number="auto"/>
      <style:text-properties fo:language="en" fo:country="GB"/>
    </style:style>
    <style:style style:name="T1" style:family="text">
      <style:text-properties officeooo:rsid="001c734b"/>
    </style:style>
    <style:style style:name="T2" style:family="text">
      <style:text-properties fo:font-style="italic" style:font-style-asian="italic" style:font-style-complex="italic"/>
    </style:style>
    <style:style style:name="T3" style:family="text">
      <style:text-properties fo:font-style="italic" officeooo:rsid="001c734b" style:font-style-asian="italic" style:font-style-complex="italic"/>
    </style:style>
    <style:style style:name="T4" style:family="text">
      <style:text-properties fo:font-style="italic" officeooo:rsid="002dfeb0" style:font-style-asian="italic" style:font-style-complex="italic"/>
    </style:style>
    <style:style style:name="T5" style:family="text">
      <style:text-properties fo:font-style="italic" officeooo:rsid="001c4b90" style:font-style-asian="italic" style:font-style-complex="italic"/>
    </style:style>
    <style:style style:name="T6" style:family="text">
      <style:text-properties officeooo:rsid="00298d58"/>
    </style:style>
    <style:style style:name="T7" style:family="text">
      <style:text-properties officeooo:rsid="002a8502"/>
    </style:style>
    <style:style style:name="T8" style:family="text">
      <style:text-properties officeooo:rsid="002dfeb0"/>
    </style:style>
    <style:style style:name="T9" style:family="text">
      <style:text-properties fo:language="en" fo:country="GB"/>
    </style:style>
    <style:style style:name="T10" style:family="text">
      <style:text-properties fo:language="en" fo:country="GB" officeooo:rsid="003332bc"/>
    </style:style>
    <style:style style:name="T11" style:family="text">
      <style:text-properties officeooo:rsid="003332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ckup and restore and SD card in Unix / Linux</text:h>
      <text:p text:style-name="P2"/>
      <text:p text:style-name="P1"><text:span text:style-name="T9">Source</text:span><text:span text:style-name="T10">s</text:span><text:span text:style-name="T9">: </text:span><text:a xlink:type="simple" xlink:href="http://askubuntu.com/questions/299081/how-do-i-create-a-backup-image-of-an-sd-card">http://askubuntu.com/questions/299081/how-do-i-create-a-backup-image-of-an-sd-card</text:a><text:span text:style-name="T9"> </text:span><text:span text:style-name="T10">&amp; </text:span><text:a xlink:type="simple" xlink:href="http://askubuntu.com/questions/19901/how-to-make-a-disk-image-and-restore-from-it-later">http://askubuntu.com/questions/19901/how-to-make-a-disk-image-and-restore-from-it-later</text:a><text:span text:style-name="T10"> </text:span></text:p>
      <text:p text:style-name="P2"/>
      <text:h text:style-name="P15" text:outline-level="2">Find out what the devices are named as on the sd card:</text:h>
      <text:p text:style-name="P4"/>
      <text:p text:style-name="P4">In ubuntu and debian linux issue the command:</text:p>
      <text:p text:style-name="P4"/>
      <text:p text:style-name="P5"><text:tab/>mount | grep "/media/YourUsername"</text:p>
      <text:p text:style-name="P4"/>
      <text:p text:style-name="P6">in other linux / Unix system issue the command:</text:p>
      <text:p text:style-name="P6"><text:tab/></text:p>
      <text:p text:style-name="P6"><text:tab/>mount</text:p>
      <text:p text:style-name="P6"/>
      <text:p text:style-name="P6">to get a list of mounted devices. The two partitions should be named boot and fc254...</text:p>
      <text:p text:style-name="P6">The boot partition should be a vfat formatted partition (FAT) and the fc254 should be an EXT4 formatted partition.</text:p>
      <text:p text:style-name="P6"/>
      <text:p text:style-name="P3"/>
      <text:h text:style-name="P17" text:outline-level="2">To backup an SD card in Ubuntu <text:span text:style-name="T7">and Debian </text:span>issue the following command:</text:h>
      <text:p text:style-name="P9"/>
      <text:p text:style-name="P7"><text:tab/><text:span text:style-name="T2">sudo dd if=/dev/mmcblk0p2 </text:span><text:span text:style-name="T3">of=</text:span><text:span text:style-name="T2">/</text:span><text:span text:style-name="T3">home/username/locationforbackup/sd-card-copy.img</text:span></text:p>
      <text:p text:style-name="P7"/>
      <text:p text:style-name="P7">The device mmcblk0p2 = the root partition</text:p>
      <text:p text:style-name="P7">and the device mmcblk0p1 <text:span text:style-name="T1">= the boot partition on the SD card.</text:span></text:p>
      <text:p text:style-name="P7"/>
      <text:p text:style-name="P8">In some computers the SD card is noted as /dev/sd1 so prior to connecting the SD card to your computer check existing devices in /dev/ folder and compare the contents with how it looks once you have connected the SD card to be certain of what device is the SD card in you computer.</text:p>
      <text:p text:style-name="P8"/>
      <text:p text:style-name="P8"/>
      <text:h text:style-name="P16" text:outline-level="2"><text:span text:style-name="T6">To restore an SD card from a backup image in Ubuntu and Debian issue the following command:</text:span></text:h>
      <text:h text:style-name="P14" text:outline-level="2"/>
      <text:h text:style-name="P10" text:outline-level="2"><text:tab/><text:span text:style-name="T4">sudo dd </text:span><text:span text:style-name="T3">of=</text:span><text:span text:style-name="T4">/</text:span><text:span text:style-name="T3">home/username/locationforbackup/sd-card-copy.img <text:s/></text:span><text:span text:style-name="T5">if=/dev/mmcblk0p2</text:span></text:h>
      <text:h text:style-name="P11" text:outline-level="2"/>
      <text:h text:style-name="P13" text:outline-level="2">Quoting from <text:s/><text:a xlink:type="simple" xlink:href="http://askubuntu.com/questions/19901/how-to-make-a-disk-image-and-restore-from-it-later"><text:span text:style-name="T11">http://askubuntu.com/questions/19901/how-to-make-a-disk-image-and-restore-from-it-later</text:span></text:a><text:span text:style-name="T11">: -”The most straight forward way to make a raw image of your partitions is to use dd to dump the entire partition to a single file (remember the OS access the partitions /dev/sda1 through a file interface). Make sure you are on a larger partition or on a secondary drive and perform the following command</text:span></text:h>
      <text:h text:style-name="P12" text:outline-level="2">dd if=/dev/hda1 of=./part1.image to backup(repeat for different partitions)</text:h>
      <text:h text:style-name="P12" text:outline-level="2"><text:soft-page-break/>dd if=./part1.image of=/dev/hda1 to restore</text:h>
      <text:h text:style-name="P12" text:outline-level="2"/>
      <text:h text:style-name="P12" text:outline-level="2">You can use the exact same command to backup the entire hard disk (replace hda1 with hda). You can then use any compression program (gunzip, zip, bzip) to compress the file for storage. You can use this same technique to make rote copies of entire partitions to make clones of your computer.</text:h>
      <text:h text:style-name="P12" text:outline-level="2"/>
      <text:h text:style-name="P12" text:outline-level="2">There is one limitation though, when restoring the backup, the partition needs to be the same size as the partition you took the image from, so this limits your options in case of a restore. However, you can always expand the partition after you've restored the backup using gparted or parted. The picture gets even muddier when you are trying to restore entire disk copies, however, if you are restoring the backup to the same exact hardrive you don't need to worry about this at all.” </text:h>
      <text:h text:style-name="P10" text:outline-level="2"><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3:52:21.600814900</meta:creation-date>
    <meta:generator>LibreOffice/4.2.3.3$Linux_X86_64 LibreOffice_project/420m0$Build-3</meta:generator>
    <dc:date>2014-05-20T14:38:08.982913268</dc:date>
    <meta:editing-duration>PT42M26S</meta:editing-duration>
    <meta:editing-cycles>25</meta:editing-cycles>
    <meta:document-statistic meta:table-count="0" meta:image-count="0" meta:object-count="0" meta:page-count="2" meta:paragraph-count="22" meta:word-count="403" meta:character-count="2621" meta:non-whitespace-character-count="2230"/>
  </office:meta>
</office:document-meta>
</file>